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65cm" fo:min-width="4.448cm"/>
    </style:style>
    <style:style style:name="gr2" style:family="graphic" style:parent-style-name="objectwithoutfill">
      <style:graphic-properties draw:marker-start="Arrow" draw:marker-end="Arrow" draw:marker-end-width="0.203cm" draw:fill="none" draw:textarea-vertical-align="middle"/>
    </style:style>
    <style:style style:name="gr3" style:family="graphic" style:parent-style-name="objectwithoutfill">
      <style:graphic-properties draw:marker-end="Arrow" draw:marker-end-width="0.20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true" fo:max-height="0cm" fo:min-height="0.766cm" fo:min-width="2.171cm"/>
    </style:style>
    <style:style style:name="gr5" style:family="graphic" style:parent-style-name="objectwithoutfill">
      <style:graphic-properties draw:marker-end="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true" fo:max-height="0cm" fo:min-height="1.495cm" fo:min-width="1.73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true" fo:max-height="0cm" fo:min-height="1.497cm" fo:min-width="1.73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true" fo:max-height="0cm" fo:min-height="0.585cm" fo:min-width="2.0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true" fo:max-height="0cm" fo:min-height="1.495cm" fo:min-width="0.75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true" fo:max-height="0cm" fo:min-height="0.205cm" fo:min-width="0.123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true" fo:max-height="0cm" fo:min-height="0.661cm" fo:min-width="2.127cm"/>
    </style:style>
    <style:style style:name="gr13" style:family="graphic" style:parent-style-name="standard">
      <style:graphic-properties draw:textarea-horizontal-align="justify" draw:textarea-vertical-align="middle" draw:auto-grow-height="false" fo:min-height="0.597cm" fo:min-width="2.42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true" fo:max-height="0cm" fo:min-height="0.665cm" fo:min-width="0.82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true" fo:max-height="0cm" fo:min-height="0.665cm" fo:min-width="0.23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true" fo:max-height="0cm" fo:min-height="1.715cm" fo:min-width="2.12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true" fo:max-height="0cm" fo:min-height="1.715cm" fo:min-width="2.09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true" fo:max-height="0cm" fo:min-height="1.772cm" fo:min-width="1.08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true" fo:max-height="0cm" fo:min-height="1.772cm" fo:min-width="1.179cm"/>
    </style:style>
    <style:style style:name="gr20" style:family="graphic" style:parent-style-name="standard">
      <style:graphic-properties draw:textarea-horizontal-align="justify" draw:textarea-vertical-align="middle" draw:auto-grow-height="false" fo:min-height="0.416cm" fo:min-width="1.16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true" fo:max-height="0cm" fo:min-height="1.528cm" fo:min-width="0.54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true" fo:max-height="0cm" fo:min-height="1.771cm" fo:min-width="0.39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true" fo:max-height="0cm" fo:min-height="1.772cm" fo:min-width="1.27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true" fo:max-height="0cm" fo:min-height="1.771cm" fo:min-width="0.489cm"/>
    </style:style>
    <style:style style:name="gr25" style:family="graphic" style:parent-style-name="standard">
      <style:graphic-properties draw:fill-color="#ff00ff" draw:opacity="100%" draw:textarea-horizontal-align="justify" draw:textarea-vertical-align="middle" draw:auto-grow-height="false" fo:min-height="0.024cm" fo:min-width="1.145cm" draw:shadow-opacity="100%"/>
    </style:style>
    <style:style style:name="gr26" style:family="graphic" style:parent-style-name="objectwithoutfill">
      <style:graphic-properties draw:marker-end="Arrow" draw:marker-end-width="0.203cm" draw:fill="none" draw:opacity="50%" draw:textarea-vertical-align="middle" draw:shadow-opacity="50%"/>
    </style:style>
    <style:style style:name="gr27" style:family="graphic" style:parent-style-name="objectwithoutfill">
      <style:graphic-properties draw:marker-end="" draw:fill="none" draw:opacity="50%" draw:textarea-vertical-align="middle" draw:shadow-opacity="50%"/>
    </style:style>
    <style:style style:name="gr28" style:family="graphic" style:parent-style-name="standard">
      <style:graphic-properties draw:stroke="none" svg:stroke-color="#000000" draw:fill="none" draw:fill-color="#ffffff" draw:opacity="50%" draw:auto-grow-height="true" draw:auto-grow-width="true" fo:max-height="0cm" fo:min-height="1.771cm" fo:min-width="1.39cm" draw:shadow-opacity="50%"/>
    </style:style>
    <style:style style:name="gr29" style:family="graphic" style:parent-style-name="standard">
      <style:graphic-properties draw:stroke="none" svg:stroke-color="#000000" draw:fill="none" draw:fill-color="#ffffff" draw:opacity="50%" draw:auto-grow-height="true" draw:auto-grow-width="true" fo:max-height="0cm" fo:min-height="1.771cm" fo:min-width="1.488cm" draw:shadow-opacity="50%"/>
    </style:style>
    <style:style style:name="gr30" style:family="graphic" style:parent-style-name="standard">
      <style:graphic-properties draw:stroke="none" svg:stroke-color="#000000" draw:fill="none" draw:fill-color="#ffffff" draw:opacity="50%" draw:auto-grow-height="true" draw:auto-grow-width="true" fo:max-height="0cm" fo:min-height="1.527cm" fo:min-width="0.544cm" draw:shadow-opacity="50%"/>
    </style:style>
    <style:style style:name="gr31" style:family="graphic" style:parent-style-name="standard">
      <style:graphic-properties draw:stroke="none" svg:stroke-color="#000000" draw:fill="none" draw:fill-color="#ffffff" draw:opacity="50%" draw:auto-grow-height="true" draw:auto-grow-width="true" fo:max-height="0cm" fo:min-height="1.773cm" fo:min-width="0.7cm" draw:shadow-opacity="50%"/>
    </style:style>
    <style:style style:name="gr32" style:family="graphic" style:parent-style-name="standard">
      <style:graphic-properties draw:opacity="50%" draw:textarea-horizontal-align="justify" draw:textarea-vertical-align="middle" draw:auto-grow-height="false" fo:min-height="0.024cm" fo:min-width="1.146cm" draw:shadow-opacity="50%"/>
    </style:style>
    <style:style style:name="gr33" style:family="graphic" style:parent-style-name="standard">
      <style:graphic-properties draw:stroke="none" svg:stroke-color="#000000" draw:fill="none" draw:fill-color="#ffffff" draw:opacity="50%" draw:auto-grow-height="true" draw:auto-grow-width="true" fo:max-height="0cm" fo:min-height="1.771cm" fo:min-width="0.692cm" draw:shadow-opacity="50%"/>
    </style:style>
    <style:style style:name="gr34" style:family="graphic" style:parent-style-name="standard">
      <style:graphic-properties draw:stroke="none" svg:stroke-color="#000000" draw:fill="none" draw:fill-color="#ffffff" draw:opacity="50%" draw:auto-grow-height="true" draw:auto-grow-width="true" fo:max-height="0cm" fo:min-height="1.771cm" fo:min-width="0.79cm" draw:shadow-opacity="50%"/>
    </style:style>
    <style:style style:name="gr35" style:family="graphic" style:parent-style-name="standard">
      <style:graphic-properties draw:stroke="none" svg:stroke-color="#000000" draw:fill="none" draw:fill-color="#ffffff" draw:opacity="50%" draw:auto-grow-height="true" draw:auto-grow-width="true" fo:max-height="0cm" fo:min-height="1.528cm" fo:min-width="0.214cm" draw:shadow-opacity="50%"/>
    </style:style>
    <style:style style:name="gr36" style:family="graphic" style:parent-style-name="standard">
      <style:graphic-properties draw:fill-color="#ff00ff" draw:opacity="50%" draw:textarea-horizontal-align="justify" draw:textarea-vertical-align="middle" draw:auto-grow-height="false" fo:min-height="0.024cm" fo:min-width="1.146cm" draw:shadow-opacity="50%"/>
    </style:style>
    <style:style style:name="gr37" style:family="graphic" style:parent-style-name="standard">
      <style:graphic-properties draw:opacity="100%" draw:textarea-horizontal-align="justify" draw:textarea-vertical-align="middle" draw:auto-grow-height="false" fo:min-height="0.024cm" fo:min-width="1.145cm" draw:shadow-opacity="100%"/>
    </style:style>
    <style:style style:name="gr38" style:family="graphic" style:parent-style-name="objectwithoutfill">
      <style:graphic-properties draw:marker-end="Arrow" draw:marker-end-width="0.203cm" draw:fill="none" draw:opacity="100%" draw:textarea-vertical-align="middle" draw:shadow-opacity="100%"/>
    </style:style>
    <style:style style:name="gr39" style:family="graphic" style:parent-style-name="objectwithoutfill">
      <style:graphic-properties draw:marker-end="" draw:fill="none" draw:opacity="100%" draw:textarea-vertical-align="middle" draw:shadow-opacity="100%"/>
    </style:style>
    <style:style style:name="gr40" style:family="graphic" style:parent-style-name="standard">
      <style:graphic-properties draw:stroke="none" svg:stroke-color="#000000" draw:fill="none" draw:fill-color="#ffffff" draw:opacity="100%" draw:auto-grow-height="true" draw:auto-grow-width="true" fo:max-height="0cm" fo:min-height="1.771cm" fo:min-width="1.293cm" draw:shadow-opacity="100%"/>
    </style:style>
    <style:style style:name="gr41" style:family="graphic" style:parent-style-name="standard">
      <style:graphic-properties draw:stroke="none" svg:stroke-color="#000000" draw:fill="none" draw:fill-color="#ffffff" draw:opacity="100%" draw:auto-grow-height="true" draw:auto-grow-width="true" fo:max-height="0cm" fo:min-height="1.771cm" fo:min-width="1.391cm" draw:shadow-opacity="100%"/>
    </style:style>
    <style:style style:name="gr42" style:family="graphic" style:parent-style-name="standard">
      <style:graphic-properties draw:stroke="none" svg:stroke-color="#000000" draw:fill="none" draw:fill-color="#ffffff" draw:opacity="100%" draw:auto-grow-height="true" draw:auto-grow-width="true" fo:max-height="0cm" fo:min-height="1.527cm" fo:min-width="0.544cm" draw:shadow-opacity="100%"/>
    </style:style>
    <style:style style:name="gr43" style:family="graphic" style:parent-style-name="standard">
      <style:graphic-properties draw:stroke="none" svg:stroke-color="#000000" draw:fill="none" draw:fill-color="#ffffff" draw:opacity="100%" draw:auto-grow-height="true" draw:auto-grow-width="true" fo:max-height="0cm" fo:min-height="1.772cm" fo:min-width="0.603cm" draw:shadow-opacity="100%"/>
    </style:style>
    <style:style style:name="gr44" style:family="graphic" style:parent-style-name="standard">
      <style:graphic-properties draw:fill-color="#ff00ff" draw:textarea-horizontal-align="justify" draw:textarea-vertical-align="middle" draw:auto-grow-height="false" fo:min-height="0.415cm" fo:min-width="1.16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true" fo:max-height="0cm" fo:min-height="1.526cm" fo:min-width="0.544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true" fo:max-height="0cm" fo:min-height="0.547cm" fo:min-width="0.3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true" fo:max-height="0cm" fo:min-height="0.312cm" fo:min-width="2.19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true" fo:max-height="0cm" fo:min-height="0.716cm" fo:min-width="1.33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true" fo:max-height="0cm" fo:min-height="0.57cm" fo:min-width="1.105cm"/>
    </style:style>
    <style:style style:name="gr50" style:family="graphic" style:parent-style-name="standard">
      <style:graphic-properties draw:textarea-horizontal-align="justify" draw:textarea-vertical-align="middle" draw:auto-grow-height="false" fo:min-height="0.629cm" fo:min-width="1.426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true" fo:max-height="0cm" fo:min-height="0.071cm" fo:min-width="0.708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true" fo:max-height="0cm" fo:min-height="0.396cm" fo:min-width="0.531cm"/>
    </style:style>
    <style:style style:name="gr53" style:family="graphic" style:parent-style-name="standard">
      <style:graphic-properties draw:opacity="50%" draw:textarea-horizontal-align="justify" draw:textarea-vertical-align="middle" draw:auto-grow-height="false" fo:min-height="0.112cm" fo:min-width="1.405cm" draw:shadow-opacity="50%"/>
    </style:style>
    <style:style style:name="gr54" style:family="graphic" style:parent-style-name="standard">
      <style:graphic-properties draw:stroke="none" svg:stroke-color="#000000" draw:fill="none" draw:fill-color="#ffffff" draw:opacity="50%" draw:auto-grow-height="true" draw:auto-grow-width="true" fo:max-height="0cm" fo:min-height="0.284cm" fo:min-width="0.879cm" draw:shadow-opacity="50%"/>
    </style:style>
    <style:style style:name="gr55" style:family="graphic" style:parent-style-name="standard">
      <style:graphic-properties draw:stroke="none" svg:stroke-color="#000000" draw:fill="none" draw:fill-color="#ffffff" draw:opacity="50%" draw:auto-grow-height="true" draw:auto-grow-width="true" fo:max-height="0cm" fo:min-height="0.284cm" fo:min-width="0.993cm" draw:shadow-opacity="50%"/>
    </style:style>
    <style:style style:name="gr56" style:family="graphic" style:parent-style-name="standard">
      <style:graphic-properties draw:stroke="none" svg:stroke-color="#000000" draw:fill="none" draw:fill-color="#ffffff" draw:opacity="50%" draw:auto-grow-height="true" draw:auto-grow-width="true" fo:max-height="0cm" fo:min-height="0.422cm" fo:min-width="0.708cm" draw:shadow-opacity="50%"/>
    </style:style>
    <style:style style:name="gr57" style:family="graphic" style:parent-style-name="standard">
      <style:graphic-properties draw:stroke="none" svg:stroke-color="#000000" draw:fill="none" draw:fill-color="#ffffff" draw:opacity="50%" draw:auto-grow-height="true" draw:auto-grow-width="true" fo:max-height="0cm" fo:min-height="0.195cm" fo:min-width="0.326cm" draw:shadow-opacity="50%"/>
    </style:style>
    <style:style style:name="gr58" style:family="graphic" style:parent-style-name="standard">
      <style:graphic-properties draw:fill-color="#ff00ff" draw:opacity="50%" draw:textarea-horizontal-align="justify" draw:textarea-vertical-align="middle" draw:auto-grow-height="false" fo:min-height="0.112cm" fo:min-width="1.405cm" draw:shadow-opacity="50%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true" fo:max-height="0cm" fo:min-height="0.716cm" fo:min-width="1.443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true" fo:max-height="0cm" fo:min-height="0.208cm" fo:min-width="1.557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true" fo:max-height="0cm" fo:min-height="0.396cm" fo:min-width="0.644cm"/>
    </style:style>
    <style:style style:name="gr62" style:family="graphic" style:parent-style-name="standard">
      <style:graphic-properties draw:fill-color="#ff00ff" draw:textarea-horizontal-align="justify" draw:textarea-vertical-align="middle" draw:auto-grow-height="false" fo:min-height="0.628cm" fo:min-width="1.426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true" fo:max-height="0cm" fo:min-height="0cm" fo:min-width="0.708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" fo:font-size="14pt" style:font-size-asian="14pt" style:font-size-complex="14pt"/>
    </style:style>
    <style:style style:name="P3" style:family="paragraph">
      <style:text-properties style:font-name="Times New Roman" fo:font-size="12pt" style:font-size-asian="12pt" style:font-size-complex="12pt"/>
    </style:style>
    <style:style style:name="P4" style:family="paragraph">
      <style:text-properties fo:font-size="20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text-position="-33% 58%"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9.896cm" svg:height="4.844cm" svg:x="9.396cm" svg:y="7.89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4.064cm" svg:y1="12.737cm" svg:x2="25.146cm" svg:y2="12.737cm">
            <text:p/>
          </draw:line>
          <draw:line draw:style-name="gr3" draw:text-style-name="P1" draw:layer="layout" svg:x1="14.39cm" svg:y1="12.737cm" svg:x2="14.39cm" svg:y2="4.986cm">
            <text:p/>
          </draw:line>
          <draw:frame draw:style-name="gr4" draw:text-style-name="P2" draw:layer="layout" svg:width="2.671cm" svg:height="1.016cm" svg:x="13.007cm" svg:y="3.994cm">
            <draw:text-box>
              <text:p text:style-name="P2"><text:span text:style-name="T1">Amplitude</text:span></text:p>
            </draw:text-box>
          </draw:frame>
          <draw:line draw:style-name="gr5" draw:text-style-name="P1" draw:layer="layout" svg:x1="13.529cm" svg:y1="7.892cm" svg:x2="15.25cm" svg:y2="7.892cm">
            <text:p/>
          </draw:line>
          <draw:line draw:style-name="gr5" draw:text-style-name="P1" draw:layer="layout" svg:x1="19.292cm" svg:y1="12.062cm" svg:x2="19.292cm" svg:y2="13.515cm">
            <text:p/>
          </draw:line>
          <draw:line draw:style-name="gr5" draw:text-style-name="P1" draw:layer="layout" svg:x1="9.361cm" svg:y1="11.976cm" svg:x2="9.361cm" svg:y2="13.429cm">
            <text:p/>
          </draw:line>
          <draw:frame draw:style-name="gr6" draw:text-style-name="P3" draw:layer="layout" svg:width="2.238cm" svg:height="1.745cm" svg:x="8.514cm" svg:y="13.349cm">
            <draw:text-box>
              <text:p text:style-name="P3"><text:span text:style-name="T2">-f</text:span><text:span text:style-name="T3">max</text:span></text:p>
            </draw:text-box>
          </draw:frame>
          <draw:frame draw:style-name="gr7" draw:text-style-name="P3" draw:layer="layout" svg:width="2.238cm" svg:height="1.747cm" svg:x="18.509cm" svg:y="13.35cm">
            <draw:text-box>
              <text:p text:style-name="P3"><text:span text:style-name="T2">+f</text:span><text:span text:style-name="T3">max</text:span></text:p>
            </draw:text-box>
          </draw:frame>
          <draw:frame draw:style-name="gr8" draw:text-style-name="P2" draw:layer="layout" svg:width="2.593cm" svg:height="0.835cm" svg:x="13.282cm" svg:y="14.659cm">
            <draw:text-box>
              <text:p text:style-name="P2"><text:span text:style-name="T1">Frequency</text:span></text:p>
            </draw:text-box>
          </draw:frame>
          <draw:frame draw:style-name="gr9" draw:text-style-name="P3" draw:layer="layout" svg:width="1.251cm" svg:height="1.745cm" svg:x="15.46cm" svg:y="7.248cm">
            <draw:text-box>
              <text:p text:style-name="P3"><text:span text:style-name="T2">1</text:span></text:p>
            </draw:text-box>
          </draw:frame>
          <draw:line draw:style-name="gr5" draw:text-style-name="P1" draw:layer="layout" svg:x1="14.39cm" svg:y1="12.003cm" svg:x2="14.39cm" svg:y2="13.456cm">
            <text:p/>
          </draw:line>
          <draw:frame draw:style-name="gr10" draw:text-style-name="P3" draw:layer="layout" svg:width="0.714cm" svg:height="0.721cm" svg:x="14.064cm" svg:y="13.515cm">
            <draw:text-box>
              <text:p text:style-name="P3"><text:span text:style-name="T2">0</text:span></text:p>
            </draw:text-box>
          </draw:frame>
        </draw:g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draw:line draw:style-name="gr2" draw:text-style-name="P1" draw:layer="layout" svg:x1="1.93cm" svg:y1="11.176cm" svg:x2="25.398cm" svg:y2="11.176cm">
            <text:p/>
          </draw:line>
          <draw:frame draw:style-name="gr12" draw:text-style-name="P2" draw:layer="layout" svg:width="2.627cm" svg:height="0.911cm" svg:x="4.203cm" svg:y="6.35cm">
            <draw:text-box>
              <text:p text:style-name="P2"><text:span text:style-name="T1">Amplitude</text:span></text:p>
            </draw:text-box>
          </draw:frame>
          <draw:frame draw:style-name="gr12" draw:text-style-name="P2" draw:layer="layout" svg:width="2.627cm" svg:height="0.911cm" svg:x="12.198cm" svg:y="12.043cm">
            <draw:text-box>
              <text:p text:style-name="P2"><text:span text:style-name="T1">Frequency</text:span></text:p>
            </draw:text-box>
          </draw:frame>
          <draw:g>
            <draw:custom-shape draw:style-name="gr13" draw:text-style-name="P1" draw:layer="layout" svg:width="5.842cm" svg:height="2.54cm" svg:x="2.478cm" svg:y="8.636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3" draw:text-style-name="P1" draw:layer="layout" svg:x1="5.426cm" svg:y1="11.176cm" svg:x2="5.426cm" svg:y2="7.112cm">
              <text:p/>
            </draw:line>
            <draw:line draw:style-name="gr5" draw:text-style-name="P1" draw:layer="layout" svg:x1="4.918cm" svg:y1="8.636cm" svg:x2="5.934cm" svg:y2="8.636cm">
              <text:p/>
            </draw:line>
            <draw:line draw:style-name="gr5" draw:text-style-name="P1" draw:layer="layout" svg:x1="8.32cm" svg:y1="10.822cm" svg:x2="8.32cm" svg:y2="11.584cm">
              <text:p/>
            </draw:line>
            <draw:line draw:style-name="gr5" draw:text-style-name="P1" draw:layer="layout" svg:x1="2.457cm" svg:y1="10.777cm" svg:x2="2.457cm" svg:y2="11.539cm">
              <text:p/>
            </draw:line>
            <draw:frame draw:style-name="gr14" draw:text-style-name="P3" draw:layer="layout" svg:width="1.581cm" svg:height="0.915cm" svg:x="1.827cm" svg:y="11.497cm">
              <draw:text-box>
                <text:p text:style-name="P3"><text:span text:style-name="T2">-f</text:span><text:span text:style-name="T3">c</text:span><text:span text:style-name="T2">-f</text:span><text:span text:style-name="T3">max</text:span></text:p>
              </draw:text-box>
            </draw:frame>
            <draw:frame draw:style-name="gr14" draw:text-style-name="P3" draw:layer="layout" svg:width="1.679cm" svg:height="0.915cm" svg:x="7.679cm" svg:y="11.498cm">
              <draw:text-box>
                <text:p text:style-name="P3"><text:span text:style-name="T2">-f</text:span><text:span text:style-name="T3">c</text:span><text:span text:style-name="T2">+f</text:span><text:span text:style-name="T3">max</text:span></text:p>
              </draw:text-box>
            </draw:frame>
            <draw:frame draw:style-name="gr15" draw:text-style-name="P3" draw:layer="layout" svg:width="1.044cm" svg:height="0.915cm" svg:x="5.905cm" svg:y="8.298cm">
              <draw:text-box>
                <text:p text:style-name="P3"><text:span text:style-name="T2">1/2</text:span></text:p>
              </draw:text-box>
            </draw:frame>
            <draw:line draw:style-name="gr5" draw:text-style-name="P1" draw:layer="layout" svg:x1="5.426cm" svg:y1="10.791cm" svg:x2="5.426cm" svg:y2="11.553cm">
              <text:p/>
            </draw:line>
            <draw:frame draw:style-name="gr15" draw:text-style-name="P3" draw:layer="layout" svg:width="0.891cm" svg:height="0.915cm" svg:x="4.966cm" svg:y="11.584cm">
              <draw:text-box>
                <text:p text:style-name="P3"><text:span text:style-name="T2">-f</text:span><text:span text:style-name="T3">c</text:span></text:p>
              </draw:text-box>
            </draw:frame>
          </draw:g>
          <draw:custom-shape draw:style-name="gr13" draw:text-style-name="P1" draw:layer="layout" svg:width="5.842cm" svg:height="2.54cm" svg:x="18.979cm" svg:y="8.637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1" draw:layer="layout" svg:x1="21.927cm" svg:y1="11.177cm" svg:x2="21.927cm" svg:y2="7.113cm">
            <text:p/>
          </draw:line>
          <draw:line draw:style-name="gr5" draw:text-style-name="P1" draw:layer="layout" svg:x1="21.419cm" svg:y1="8.637cm" svg:x2="22.435cm" svg:y2="8.637cm">
            <text:p/>
          </draw:line>
          <draw:line draw:style-name="gr5" draw:text-style-name="P1" draw:layer="layout" svg:x1="24.821cm" svg:y1="10.823cm" svg:x2="24.821cm" svg:y2="11.585cm">
            <text:p/>
          </draw:line>
          <draw:line draw:style-name="gr5" draw:text-style-name="P1" draw:layer="layout" svg:x1="18.958cm" svg:y1="10.778cm" svg:x2="18.958cm" svg:y2="11.54cm">
            <text:p/>
          </draw:line>
          <draw:frame draw:style-name="gr14" draw:text-style-name="P3" draw:layer="layout" svg:width="1.679cm" svg:height="0.915cm" svg:x="18.279cm" svg:y="11.498cm">
            <draw:text-box>
              <text:p text:style-name="P3"><text:span text:style-name="T2">+f</text:span><text:span text:style-name="T3">c</text:span><text:span text:style-name="T2">-f</text:span><text:span text:style-name="T3">max</text:span></text:p>
            </draw:text-box>
          </draw:frame>
          <draw:frame draw:style-name="gr14" draw:text-style-name="P3" draw:layer="layout" svg:width="1.777cm" svg:height="0.915cm" svg:x="24.131cm" svg:y="11.499cm">
            <draw:text-box>
              <text:p text:style-name="P3"><text:span text:style-name="T2">+f</text:span><text:span text:style-name="T3">c</text:span><text:span text:style-name="T2">+f</text:span><text:span text:style-name="T3">max</text:span></text:p>
            </draw:text-box>
          </draw:frame>
          <draw:frame draw:style-name="gr15" draw:text-style-name="P3" draw:layer="layout" svg:width="1.044cm" svg:height="0.915cm" svg:x="22.406cm" svg:y="8.299cm">
            <draw:text-box>
              <text:p text:style-name="P3"><text:span text:style-name="T2">1/2</text:span></text:p>
            </draw:text-box>
          </draw:frame>
          <draw:line draw:style-name="gr5" draw:text-style-name="P1" draw:layer="layout" svg:x1="21.927cm" svg:y1="10.792cm" svg:x2="21.927cm" svg:y2="11.554cm">
            <text:p/>
          </draw:line>
          <draw:frame draw:style-name="gr15" draw:text-style-name="P3" draw:layer="layout" svg:width="0.989cm" svg:height="0.915cm" svg:x="21.418cm" svg:y="11.585cm">
            <draw:text-box>
              <text:p text:style-name="P3"><text:span text:style-name="T2">+f</text:span><text:span text:style-name="T3">c</text:span></text:p>
            </draw:text-box>
          </draw:frame>
          <draw:line draw:style-name="gr5" draw:text-style-name="P1" draw:layer="layout" svg:x1="13.427cm" svg:y1="10.792cm" svg:x2="13.427cm" svg:y2="11.554cm">
            <text:p/>
          </draw:line>
          <draw:frame draw:style-name="gr15" draw:text-style-name="P3" draw:layer="layout" svg:width="0.738cm" svg:height="0.915cm" svg:x="13.122cm" svg:y="11.554cm">
            <draw:text-box>
              <text:p text:style-name="P3"><text:span text:style-name="T2">0</text:span></text:p>
            </draw:text-box>
          </draw:frame>
        </draw:g>
        <presentation:notes draw:style-name="dp2">
          <draw:page-thumbnail draw:style-name="gr11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g>
          <draw:line draw:style-name="gr2" draw:text-style-name="P1" draw:layer="layout" svg:x1="1.524cm" svg:y1="10.267cm" svg:x2="26.416cm" svg:y2="10.267cm">
            <text:p/>
          </draw:line>
          <draw:frame draw:style-name="gr16" draw:text-style-name="P2" draw:layer="layout" svg:width="2.627cm" svg:height="1.965cm" svg:x="7.932cm" svg:y="6.35cm">
            <draw:text-box>
              <text:p text:style-name="P2"><text:span text:style-name="T1">Amplitude</text:span></text:p>
            </draw:text-box>
          </draw:frame>
          <draw:frame draw:style-name="gr17" draw:text-style-name="P2" draw:layer="layout" svg:width="2.593cm" svg:height="1.965cm" svg:x="12.379cm" svg:y="10.735cm">
            <draw:text-box>
              <text:p text:style-name="P2"><text:span text:style-name="T1">Frequency</text:span></text:p>
            </draw:text-box>
          </draw:frame>
          <draw:line draw:style-name="gr5" draw:text-style-name="P1" draw:layer="layout" svg:x1="8.836cm" svg:y1="8.228cm" svg:x2="9.408cm" svg:y2="8.228cm">
            <text:p/>
          </draw:line>
          <draw:line draw:style-name="gr5" draw:text-style-name="P1" draw:layer="layout" svg:x1="10.752cm" svg:y1="10.05cm" svg:x2="10.752cm" svg:y2="10.478cm">
            <text:p/>
          </draw:line>
          <draw:line draw:style-name="gr5" draw:text-style-name="P1" draw:layer="layout" svg:x1="7.45cm" svg:y1="10.025cm" svg:x2="7.45cm" svg:y2="10.453cm">
            <text:p/>
          </draw:line>
          <draw:frame draw:style-name="gr18" draw:text-style-name="P3" draw:layer="layout" svg:width="1.581cm" svg:height="2.022cm" svg:x="6.75cm" svg:y="10.429cm">
            <draw:text-box>
              <text:p text:style-name="P3"><text:span text:style-name="T2">-f</text:span><text:span text:style-name="T3">c</text:span><text:span text:style-name="T2">-f</text:span><text:span text:style-name="T3">max</text:span></text:p>
            </draw:text-box>
          </draw:frame>
          <draw:frame draw:style-name="gr19" draw:text-style-name="P3" draw:layer="layout" svg:width="1.679cm" svg:height="2.022cm" svg:x="10.024cm" svg:y="10.429cm">
            <draw:text-box>
              <text:p text:style-name="P3"><text:span text:style-name="T2">-f</text:span><text:span text:style-name="T3">c</text:span><text:span text:style-name="T2">+f</text:span><text:span text:style-name="T3">max</text:span></text:p>
            </draw:text-box>
          </draw:frame>
          <draw:custom-shape draw:style-name="gr20" draw:text-style-name="P1" draw:layer="layout" svg:width="3.328cm" svg:height="1.997cm" svg:x="7.462cm" svg:y="8.25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1" draw:layer="layout" svg:x1="9.122cm" svg:y1="10.249cm" svg:x2="9.156cm" svg:y2="7.246cm">
            <text:p/>
          </draw:line>
          <draw:frame draw:style-name="gr21" draw:text-style-name="P3" draw:layer="layout" svg:width="1.044cm" svg:height="1.778cm" svg:x="9.165cm" svg:y="7.839cm">
            <draw:text-box>
              <text:p text:style-name="P3"><text:span text:style-name="T2">1/2</text:span></text:p>
            </draw:text-box>
          </draw:frame>
          <draw:line draw:style-name="gr5" draw:text-style-name="P1" draw:layer="layout" svg:x1="9.122cm" svg:y1="10.033cm" svg:x2="9.122cm" svg:y2="10.461cm">
            <text:p/>
          </draw:line>
          <draw:frame draw:style-name="gr22" draw:text-style-name="P3" draw:layer="layout" svg:width="0.891cm" svg:height="2.021cm" svg:x="8.669cm" svg:y="10.479cm">
            <draw:text-box>
              <text:p text:style-name="P3"><text:span text:style-name="T2">-f</text:span><text:span text:style-name="T3">c</text:span></text:p>
            </draw:text-box>
          </draw:frame>
          <draw:line draw:style-name="gr5" draw:text-style-name="P1" draw:layer="layout" svg:x1="20.045cm" svg:y1="10.051cm" svg:x2="20.045cm" svg:y2="10.479cm">
            <text:p/>
          </draw:line>
          <draw:line draw:style-name="gr5" draw:text-style-name="P1" draw:layer="layout" svg:x1="16.743cm" svg:y1="10.026cm" svg:x2="16.743cm" svg:y2="10.454cm">
            <text:p/>
          </draw:line>
          <draw:frame draw:style-name="gr19" draw:text-style-name="P3" draw:layer="layout" svg:width="1.679cm" svg:height="2.022cm" svg:x="15.995cm" svg:y="10.429cm">
            <draw:text-box>
              <text:p text:style-name="P3"><text:span text:style-name="T2">+f</text:span><text:span text:style-name="T3">c</text:span><text:span text:style-name="T2">-f</text:span><text:span text:style-name="T3">max</text:span></text:p>
            </draw:text-box>
          </draw:frame>
          <draw:frame draw:style-name="gr23" draw:text-style-name="P3" draw:layer="layout" svg:width="1.777cm" svg:height="2.022cm" svg:x="19.268cm" svg:y="10.429cm">
            <draw:text-box>
              <text:p text:style-name="P3"><text:span text:style-name="T2">+f</text:span><text:span text:style-name="T3">c</text:span><text:span text:style-name="T2">+f</text:span><text:span text:style-name="T3">max</text:span></text:p>
            </draw:text-box>
          </draw:frame>
          <draw:line draw:style-name="gr5" draw:text-style-name="P1" draw:layer="layout" svg:x1="18.415cm" svg:y1="10.033cm" svg:x2="18.415cm" svg:y2="10.461cm">
            <text:p/>
          </draw:line>
          <draw:frame draw:style-name="gr24" draw:text-style-name="P3" draw:layer="layout" svg:width="0.989cm" svg:height="2.021cm" svg:x="17.913cm" svg:y="10.479cm">
            <draw:text-box>
              <text:p text:style-name="P3"><text:span text:style-name="T2">+f</text:span><text:span text:style-name="T3">c</text:span></text:p>
            </draw:text-box>
          </draw:frame>
          <draw:g>
            <draw:custom-shape draw:style-name="gr25" draw:text-style-name="P1" draw:layer="layout" svg:width="3.289cm" svg:height="0.821cm" svg:x="21.484cm" svg:y="9.46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6" draw:text-style-name="P1" draw:layer="layout" svg:x1="23.144cm" svg:y1="10.289cm" svg:x2="23.144cm" svg:y2="8.976cm">
              <text:p/>
            </draw:line>
            <draw:line draw:style-name="gr27" draw:text-style-name="P1" draw:layer="layout" svg:x1="22.858cm" svg:y1="9.469cm" svg:x2="23.43cm" svg:y2="9.469cm">
              <text:p/>
            </draw:line>
            <draw:line draw:style-name="gr27" draw:text-style-name="P1" draw:layer="layout" svg:x1="24.774cm" svg:y1="10.175cm" svg:x2="24.774cm" svg:y2="10.421cm">
              <text:p/>
            </draw:line>
            <draw:line draw:style-name="gr27" draw:text-style-name="P1" draw:layer="layout" svg:x1="21.472cm" svg:y1="10.16cm" svg:x2="21.472cm" svg:y2="10.406cm">
              <text:p/>
            </draw:line>
            <draw:frame draw:style-name="gr28" draw:text-style-name="P3" draw:layer="layout" svg:width="1.89cm" svg:height="2.021cm" svg:x="20.618cm" svg:y="10.393cm">
              <draw:text-box>
                <text:p text:style-name="P3"><text:span text:style-name="T2">+2f</text:span><text:span text:style-name="T3">c</text:span><text:span text:style-name="T2">-f</text:span><text:span text:style-name="T3">max</text:span></text:p>
              </draw:text-box>
            </draw:frame>
            <draw:frame draw:style-name="gr29" draw:text-style-name="P3" draw:layer="layout" svg:width="1.988cm" svg:height="2.021cm" svg:x="23.732cm" svg:y="10.393cm">
              <draw:text-box>
                <text:p text:style-name="P3"><text:span text:style-name="T2">+2f</text:span><text:span text:style-name="T3">c</text:span><text:span text:style-name="T2">+f</text:span><text:span text:style-name="T3">max</text:span></text:p>
              </draw:text-box>
            </draw:frame>
            <draw:frame draw:style-name="gr30" draw:text-style-name="P3" draw:layer="layout" svg:width="1.044cm" svg:height="1.777cm" svg:x="23.258cm" svg:y="9.133cm">
              <draw:text-box>
                <text:p text:style-name="P3"><text:span text:style-name="T2">1/4</text:span></text:p>
              </draw:text-box>
            </draw:frame>
            <draw:line draw:style-name="gr27" draw:text-style-name="P1" draw:layer="layout" svg:x1="23.144cm" svg:y1="10.165cm" svg:x2="23.144cm" svg:y2="10.411cm">
              <text:p/>
            </draw:line>
            <draw:frame draw:style-name="gr31" draw:text-style-name="P3" draw:layer="layout" svg:width="1.2cm" svg:height="2.023cm" svg:x="22.608cm" svg:y="10.419cm">
              <draw:text-box>
                <text:p text:style-name="P3"><text:span text:style-name="T2">+2f</text:span><text:span text:style-name="T3">c</text:span></text:p>
              </draw:text-box>
            </draw:frame>
          </draw:g>
          <draw:g>
            <draw:g>
              <draw:custom-shape draw:style-name="gr32" draw:text-style-name="P1" draw:layer="layout" svg:width="3.29cm" svg:height="0.823cm" svg:x="12.07cm" svg:y="9.444cm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line draw:style-name="gr26" draw:text-style-name="P1" draw:layer="layout" svg:x1="13.73cm" svg:y1="10.267cm" svg:x2="13.73cm" svg:y2="8.954cm">
                <text:p/>
              </draw:line>
              <draw:line draw:style-name="gr27" draw:text-style-name="P1" draw:layer="layout" svg:x1="13.444cm" svg:y1="9.446cm" svg:x2="14.016cm" svg:y2="9.446cm">
                <text:p/>
              </draw:line>
              <draw:line draw:style-name="gr27" draw:text-style-name="P1" draw:layer="layout" svg:x1="15.36cm" svg:y1="10.152cm" svg:x2="15.36cm" svg:y2="10.398cm">
                <text:p/>
              </draw:line>
              <draw:line draw:style-name="gr27" draw:text-style-name="P1" draw:layer="layout" svg:x1="12.058cm" svg:y1="10.138cm" svg:x2="12.058cm" svg:y2="10.384cm">
                <text:p/>
              </draw:line>
              <draw:frame draw:style-name="gr33" draw:text-style-name="P3" draw:layer="layout" svg:width="1.192cm" svg:height="2.021cm" svg:x="11.553cm" svg:y="10.371cm">
                <draw:text-box>
                  <text:p text:style-name="P3"><text:span text:style-name="T2">-f</text:span><text:span text:style-name="T3">max</text:span></text:p>
                </draw:text-box>
              </draw:frame>
              <draw:frame draw:style-name="gr34" draw:text-style-name="P3" draw:layer="layout" svg:width="1.29cm" svg:height="2.021cm" svg:x="14.667cm" svg:y="10.371cm">
                <draw:text-box>
                  <text:p text:style-name="P3"><text:span text:style-name="T2">+f</text:span><text:span text:style-name="T3">max</text:span></text:p>
                </draw:text-box>
              </draw:frame>
              <draw:frame draw:style-name="gr30" draw:text-style-name="P3" draw:layer="layout" svg:width="1.044cm" svg:height="1.777cm" svg:x="13.845cm" svg:y="9.112cm">
                <draw:text-box>
                  <text:p text:style-name="P3"><text:span text:style-name="T2">1/4</text:span></text:p>
                </draw:text-box>
              </draw:frame>
              <draw:line draw:style-name="gr27" draw:text-style-name="P1" draw:layer="layout" svg:x1="13.73cm" svg:y1="10.142cm" svg:x2="13.73cm" svg:y2="10.388cm">
                <text:p/>
              </draw:line>
              <draw:frame draw:style-name="gr35" draw:text-style-name="P3" draw:layer="layout" svg:width="0.714cm" svg:height="1.778cm" svg:x="13.437cm" svg:y="10.398cm">
                <draw:text-box>
                  <text:p text:style-name="P3"><text:span text:style-name="T2">0</text:span></text:p>
                </draw:text-box>
              </draw:frame>
            </draw:g>
            <draw:custom-shape draw:style-name="gr36" draw:text-style-name="P1" draw:layer="layout" svg:width="3.29cm" svg:height="0.823cm" svg:x="12.07cm" svg:y="9.444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7" draw:text-style-name="P1" draw:layer="layout" svg:width="3.289cm" svg:height="0.823cm" svg:x="2.482cm" svg:y="9.43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38" draw:text-style-name="P1" draw:layer="layout" svg:x1="4.141cm" svg:y1="10.261cm" svg:x2="4.141cm" svg:y2="8.948cm">
              <text:p/>
            </draw:line>
            <draw:line draw:style-name="gr39" draw:text-style-name="P1" draw:layer="layout" svg:x1="3.855cm" svg:y1="9.44cm" svg:x2="4.427cm" svg:y2="9.44cm">
              <text:p/>
            </draw:line>
            <draw:line draw:style-name="gr39" draw:text-style-name="P1" draw:layer="layout" svg:x1="5.771cm" svg:y1="10.146cm" svg:x2="5.771cm" svg:y2="10.392cm">
              <text:p/>
            </draw:line>
            <draw:line draw:style-name="gr39" draw:text-style-name="P1" draw:layer="layout" svg:x1="2.469cm" svg:y1="10.132cm" svg:x2="2.469cm" svg:y2="10.378cm">
              <text:p/>
            </draw:line>
            <draw:frame draw:style-name="gr40" draw:text-style-name="P3" draw:layer="layout" svg:width="1.793cm" svg:height="2.021cm" svg:x="1.664cm" svg:y="10.365cm">
              <draw:text-box>
                <text:p text:style-name="P3"><text:span text:style-name="T2">-2f</text:span><text:span text:style-name="T3">c</text:span><text:span text:style-name="T2">-f</text:span><text:span text:style-name="T3">max</text:span></text:p>
              </draw:text-box>
            </draw:frame>
            <draw:frame draw:style-name="gr41" draw:text-style-name="P3" draw:layer="layout" svg:width="1.891cm" svg:height="2.021cm" svg:x="4.778cm" svg:y="10.365cm">
              <draw:text-box>
                <text:p text:style-name="P3"><text:span text:style-name="T2">-2f</text:span><text:span text:style-name="T3">c</text:span><text:span text:style-name="T2">+f</text:span><text:span text:style-name="T3">max</text:span></text:p>
              </draw:text-box>
            </draw:frame>
            <draw:frame draw:style-name="gr42" draw:text-style-name="P3" draw:layer="layout" svg:width="1.044cm" svg:height="1.777cm" svg:x="4.256cm" svg:y="9.106cm">
              <draw:text-box>
                <text:p text:style-name="P3"><text:span text:style-name="T2">1/4</text:span></text:p>
              </draw:text-box>
            </draw:frame>
            <draw:line draw:style-name="gr39" draw:text-style-name="P1" draw:layer="layout" svg:x1="4.141cm" svg:y1="10.136cm" svg:x2="4.141cm" svg:y2="10.382cm">
              <text:p/>
            </draw:line>
            <draw:frame draw:style-name="gr43" draw:text-style-name="P3" draw:layer="layout" svg:width="1.103cm" svg:height="2.022cm" svg:x="3.654cm" svg:y="10.392cm">
              <draw:text-box>
                <text:p text:style-name="P3"><text:span text:style-name="T2">-2f</text:span><text:span text:style-name="T3">c</text:span></text:p>
              </draw:text-box>
            </draw:frame>
          </draw:g>
          <draw:custom-shape draw:style-name="gr44" draw:text-style-name="P1" draw:layer="layout" svg:width="3.329cm" svg:height="1.994cm" svg:x="16.761cm" svg:y="8.25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1" draw:layer="layout" svg:x1="18.421cm" svg:y1="10.25cm" svg:x2="18.455cm" svg:y2="7.247cm">
            <text:p/>
          </draw:line>
          <draw:frame draw:style-name="gr45" draw:text-style-name="P3" draw:layer="layout" svg:width="1.044cm" svg:height="1.776cm" svg:x="18.463cm" svg:y="7.842cm">
            <draw:text-box>
              <text:p text:style-name="P3"><text:span text:style-name="T2">1/2</text:span></text:p>
            </draw:text-box>
          </draw:frame>
          <draw:line draw:style-name="gr5" draw:text-style-name="P1" draw:layer="layout" svg:x1="18.136cm" svg:y1="8.228cm" svg:x2="18.708cm" svg:y2="8.228cm">
            <text:p/>
          </draw:line>
        </draw:g>
        <presentation:notes draw:style-name="dp2">
          <draw:page-thumbnail draw:style-name="gr11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line draw:style-name="gr2" draw:text-style-name="P1" draw:layer="layout" svg:x1="3.81cm" svg:y1="9.996cm" svg:x2="24.384cm" svg:y2="9.996cm">
          <text:p/>
        </draw:line>
        <draw:frame draw:style-name="gr46" draw:text-style-name="P2" draw:layer="layout" svg:width="2.627cm" svg:height="0.797cm" svg:x="5.291cm" svg:y="4.826cm">
          <draw:text-box>
            <text:p text:style-name="P2"><text:span text:style-name="T1">Amplitude</text:span></text:p>
          </draw:text-box>
        </draw:frame>
        <draw:frame draw:style-name="gr47" draw:text-style-name="P2" draw:layer="layout" svg:width="2.69cm" svg:height="0.797cm" svg:x="12.65cm" svg:y="10.914cm">
          <draw:text-box>
            <text:p text:style-name="P2"><text:span text:style-name="T1">Frequency</text:span></text:p>
          </draw:text-box>
        </draw:frame>
        <draw:g>
          <draw:line draw:style-name="gr5" draw:text-style-name="P1" draw:layer="layout" svg:x1="6.15cm" svg:y1="7.305cm" svg:x2="6.812cm" svg:y2="7.305cm">
            <text:p/>
          </draw:line>
          <draw:line draw:style-name="gr5" draw:text-style-name="P1" draw:layer="layout" svg:x1="8.367cm" svg:y1="9.71cm" svg:x2="8.367cm" svg:y2="10.275cm">
            <text:p/>
          </draw:line>
          <draw:line draw:style-name="gr5" draw:text-style-name="P1" draw:layer="layout" svg:x1="4.546cm" svg:y1="9.677cm" svg:x2="4.546cm" svg:y2="10.242cm">
            <text:p/>
          </draw:line>
          <draw:frame draw:style-name="gr48" draw:text-style-name="P3" draw:layer="layout" svg:width="1.83cm" svg:height="0.966cm" svg:x="3.736cm" svg:y="10.21cm">
            <draw:text-box>
              <text:p text:style-name="P3"><text:span text:style-name="T2">-f</text:span><text:span text:style-name="T3">c</text:span><text:span text:style-name="T2">-f</text:span><text:span text:style-name="T3">max</text:span></text:p>
            </draw:text-box>
          </draw:frame>
          <draw:frame draw:style-name="gr49" draw:text-style-name="P3" draw:layer="layout" svg:width="1.679cm" svg:height="0.82cm" svg:x="7.488cm" svg:y="10.21cm">
            <draw:text-box>
              <text:p text:style-name="P3"><text:span text:style-name="T2">-f</text:span><text:span text:style-name="T3">c</text:span><text:span text:style-name="T2">+f</text:span><text:span text:style-name="T3">max</text:span></text:p>
            </draw:text-box>
          </draw:frame>
          <draw:custom-shape draw:style-name="gr50" draw:text-style-name="P1" draw:layer="layout" svg:width="3.851cm" svg:height="2.636cm" svg:x="4.56cm" svg:y="7.3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1" draw:layer="layout" svg:x1="6.481cm" svg:y1="9.973cm" svg:x2="6.52cm" svg:y2="6.009cm">
            <text:p/>
          </draw:line>
          <draw:frame draw:style-name="gr51" draw:text-style-name="P3" draw:layer="layout" svg:width="1.208cm" svg:height="0.721cm" svg:x="6.631cm" svg:y="6.891cm">
            <draw:text-box>
              <text:p text:style-name="P3"><text:span text:style-name="T2">1/2</text:span></text:p>
            </draw:text-box>
          </draw:frame>
          <draw:line draw:style-name="gr5" draw:text-style-name="P1" draw:layer="layout" svg:x1="6.481cm" svg:y1="9.687cm" svg:x2="6.481cm" svg:y2="10.252cm">
            <text:p/>
          </draw:line>
          <draw:frame draw:style-name="gr52" draw:text-style-name="P3" draw:layer="layout" svg:width="1.031cm" svg:height="0.82cm" svg:x="5.957cm" svg:y="10.276cm">
            <draw:text-box>
              <text:p text:style-name="P3"><text:span text:style-name="T2">-f</text:span><text:span text:style-name="T3">c</text:span></text:p>
            </draw:text-box>
          </draw:frame>
        </draw:g>
        <draw:custom-shape draw:style-name="gr53" draw:text-style-name="P1" draw:layer="layout" svg:width="3.807cm" svg:height="1.086cm" svg:x="12.592cm" svg:y="8.9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6" draw:text-style-name="P1" draw:layer="layout" svg:x1="14.013cm" svg:y1="9.996cm" svg:x2="14.013cm" svg:y2="8.263cm">
          <text:p/>
        </draw:line>
        <draw:line draw:style-name="gr27" draw:text-style-name="P1" draw:layer="layout" svg:x1="13.682cm" svg:y1="8.913cm" svg:x2="14.344cm" svg:y2="8.913cm">
          <text:p/>
        </draw:line>
        <draw:line draw:style-name="gr27" draw:text-style-name="P1" draw:layer="layout" svg:x1="15.899cm" svg:y1="9.845cm" svg:x2="15.899cm" svg:y2="10.17cm">
          <text:p/>
        </draw:line>
        <draw:line draw:style-name="gr27" draw:text-style-name="P1" draw:layer="layout" svg:x1="12.078cm" svg:y1="9.826cm" svg:x2="12.078cm" svg:y2="10.151cm">
          <text:p/>
        </draw:line>
        <draw:frame draw:style-name="gr54" draw:text-style-name="P3" draw:layer="layout" svg:width="1.379cm" svg:height="0.82cm" svg:x="11.494cm" svg:y="10.134cm">
          <draw:text-box>
            <text:p text:style-name="P3"><text:span text:style-name="T2">-f</text:span><text:span text:style-name="T3">max</text:span></text:p>
          </draw:text-box>
        </draw:frame>
        <draw:frame draw:style-name="gr55" draw:text-style-name="P3" draw:layer="layout" svg:width="1.493cm" svg:height="0.82cm" svg:x="15.097cm" svg:y="10.134cm">
          <draw:text-box>
            <text:p text:style-name="P3"><text:span text:style-name="T2">+f</text:span><text:span text:style-name="T3">max</text:span></text:p>
          </draw:text-box>
        </draw:frame>
        <draw:frame draw:style-name="gr56" draw:text-style-name="P3" draw:layer="layout" svg:width="1.208cm" svg:height="0.721cm" svg:x="14.146cm" svg:y="8.372cm">
          <draw:text-box>
            <text:p text:style-name="P3"><text:span text:style-name="T2">1/4</text:span></text:p>
          </draw:text-box>
        </draw:frame>
        <draw:line draw:style-name="gr27" draw:text-style-name="P1" draw:layer="layout" svg:x1="14.013cm" svg:y1="9.832cm" svg:x2="14.013cm" svg:y2="10.157cm">
          <text:p/>
        </draw:line>
        <draw:frame draw:style-name="gr57" draw:text-style-name="P3" draw:layer="layout" svg:width="0.826cm" svg:height="0.721cm" svg:x="13.674cm" svg:y="10.169cm">
          <draw:text-box>
            <text:p text:style-name="P3"><text:span text:style-name="T2">0</text:span></text:p>
          </draw:text-box>
        </draw:frame>
        <draw:custom-shape draw:style-name="gr58" draw:text-style-name="P1" draw:layer="layout" svg:width="3.807cm" svg:height="1.086cm" svg:x="11.592cm" svg:y="8.9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5" draw:text-style-name="P1" draw:layer="layout" svg:x1="23.62cm" svg:y1="9.711cm" svg:x2="23.62cm" svg:y2="10.276cm">
            <text:p/>
          </draw:line>
          <draw:line draw:style-name="gr5" draw:text-style-name="P1" draw:layer="layout" svg:x1="19.799cm" svg:y1="9.678cm" svg:x2="19.799cm" svg:y2="10.243cm">
            <text:p/>
          </draw:line>
          <draw:frame draw:style-name="gr59" draw:text-style-name="P3" draw:layer="layout" svg:width="1.943cm" svg:height="0.966cm" svg:x="18.934cm" svg:y="10.21cm">
            <draw:text-box>
              <text:p text:style-name="P3"><text:span text:style-name="T2">+f</text:span><text:span text:style-name="T3">c</text:span><text:span text:style-name="T2">-f</text:span><text:span text:style-name="T3">max</text:span></text:p>
            </draw:text-box>
          </draw:frame>
          <draw:frame draw:style-name="gr60" draw:text-style-name="P3" draw:layer="layout" svg:width="2.057cm" svg:height="0.82cm" svg:x="22.721cm" svg:y="10.21cm">
            <draw:text-box>
              <text:p text:style-name="P3"><text:span text:style-name="T2">+f</text:span><text:span text:style-name="T3">c</text:span><text:span text:style-name="T2">+f</text:span><text:span text:style-name="T3">max</text:span></text:p>
            </draw:text-box>
          </draw:frame>
          <draw:line draw:style-name="gr5" draw:text-style-name="P1" draw:layer="layout" svg:x1="21.734cm" svg:y1="9.688cm" svg:x2="21.734cm" svg:y2="10.253cm">
            <text:p/>
          </draw:line>
          <draw:frame draw:style-name="gr61" draw:text-style-name="P3" draw:layer="layout" svg:width="1.144cm" svg:height="0.82cm" svg:x="21.154cm" svg:y="10.276cm">
            <draw:text-box>
              <text:p text:style-name="P3"><text:span text:style-name="T2">+f</text:span><text:span text:style-name="T3">c</text:span></text:p>
            </draw:text-box>
          </draw:frame>
          <draw:custom-shape draw:style-name="gr62" draw:text-style-name="P1" draw:layer="layout" svg:width="3.852cm" svg:height="2.632cm" svg:x="19.821cm" svg:y="7.34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1" draw:layer="layout" svg:x1="21.741cm" svg:y1="9.974cm" svg:x2="21.78cm" svg:y2="6.01cm">
            <text:p/>
          </draw:line>
          <draw:frame draw:style-name="gr63" draw:text-style-name="P3" draw:layer="layout" svg:width="1.208cm" svg:height="0.721cm" svg:x="21.89cm" svg:y="6.895cm">
            <draw:text-box>
              <text:p text:style-name="P3"><text:span text:style-name="T2">1/2</text:span></text:p>
            </draw:text-box>
          </draw:frame>
          <draw:line draw:style-name="gr5" draw:text-style-name="P1" draw:layer="layout" svg:x1="21.411cm" svg:y1="7.305cm" svg:x2="22.073cm" svg:y2="7.305cm">
            <text:p/>
          </draw:line>
        </draw:g>
        <presentation:notes draw:style-name="dp2">
          <draw:page-thumbnail draw:style-name="gr11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line draw:style-name="gr2" draw:text-style-name="P1" draw:layer="layout" svg:x1="3.81cm" svg:y1="9.996cm" svg:x2="24.384cm" svg:y2="9.996cm">
          <text:p/>
        </draw:line>
        <draw:frame draw:style-name="gr46" draw:text-style-name="P2" draw:layer="layout" svg:width="2.627cm" svg:height="0.797cm" svg:x="5.291cm" svg:y="4.826cm">
          <draw:text-box>
            <text:p text:style-name="P2"><text:span text:style-name="T1">Amplitude</text:span></text:p>
          </draw:text-box>
        </draw:frame>
        <draw:frame draw:style-name="gr47" draw:text-style-name="P2" draw:layer="layout" svg:width="2.69cm" svg:height="0.797cm" svg:x="12.65cm" svg:y="10.914cm">
          <draw:text-box>
            <text:p text:style-name="P2"><text:span text:style-name="T1">Frequency</text:span></text:p>
          </draw:text-box>
        </draw:frame>
        <draw:g>
          <draw:line draw:style-name="gr5" draw:text-style-name="P1" draw:layer="layout" svg:x1="6.15cm" svg:y1="7.305cm" svg:x2="6.812cm" svg:y2="7.305cm">
            <text:p/>
          </draw:line>
          <draw:line draw:style-name="gr5" draw:text-style-name="P1" draw:layer="layout" svg:x1="8.367cm" svg:y1="9.71cm" svg:x2="8.367cm" svg:y2="10.275cm">
            <text:p/>
          </draw:line>
          <draw:line draw:style-name="gr5" draw:text-style-name="P1" draw:layer="layout" svg:x1="4.546cm" svg:y1="9.677cm" svg:x2="4.546cm" svg:y2="10.242cm">
            <text:p/>
          </draw:line>
          <draw:frame draw:style-name="gr48" draw:text-style-name="P3" draw:layer="layout" svg:width="1.83cm" svg:height="0.966cm" svg:x="3.736cm" svg:y="10.21cm">
            <draw:text-box>
              <text:p text:style-name="P3"><text:span text:style-name="T2">-f</text:span><text:span text:style-name="T3">c</text:span><text:span text:style-name="T2">-f</text:span><text:span text:style-name="T3">max</text:span></text:p>
            </draw:text-box>
          </draw:frame>
          <draw:frame draw:style-name="gr49" draw:text-style-name="P3" draw:layer="layout" svg:width="1.679cm" svg:height="0.82cm" svg:x="7.488cm" svg:y="10.21cm">
            <draw:text-box>
              <text:p text:style-name="P3"><text:span text:style-name="T2">-f</text:span><text:span text:style-name="T3">c</text:span><text:span text:style-name="T2">+f</text:span><text:span text:style-name="T3">max</text:span></text:p>
            </draw:text-box>
          </draw:frame>
          <draw:custom-shape draw:style-name="gr50" draw:text-style-name="P1" draw:layer="layout" svg:width="3.851cm" svg:height="2.636cm" svg:x="4.56cm" svg:y="7.3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1" draw:layer="layout" svg:x1="6.481cm" svg:y1="9.973cm" svg:x2="6.52cm" svg:y2="6.009cm">
            <text:p/>
          </draw:line>
          <draw:frame draw:style-name="gr51" draw:text-style-name="P3" draw:layer="layout" svg:width="1.208cm" svg:height="0.721cm" svg:x="6.631cm" svg:y="6.891cm">
            <draw:text-box>
              <text:p text:style-name="P3"><text:span text:style-name="T2">1/2</text:span></text:p>
            </draw:text-box>
          </draw:frame>
          <draw:line draw:style-name="gr5" draw:text-style-name="P1" draw:layer="layout" svg:x1="6.481cm" svg:y1="9.687cm" svg:x2="6.481cm" svg:y2="10.252cm">
            <text:p/>
          </draw:line>
          <draw:frame draw:style-name="gr52" draw:text-style-name="P3" draw:layer="layout" svg:width="1.031cm" svg:height="0.82cm" svg:x="5.957cm" svg:y="10.276cm">
            <draw:text-box>
              <text:p text:style-name="P3"><text:span text:style-name="T2">-f</text:span><text:span text:style-name="T3">c</text:span></text:p>
            </draw:text-box>
          </draw:frame>
        </draw:g>
        <draw:custom-shape draw:style-name="gr53" draw:text-style-name="P1" draw:layer="layout" svg:width="3.807cm" svg:height="1.086cm" svg:x="13.092cm" svg:y="8.9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6" draw:text-style-name="P1" draw:layer="layout" svg:x1="14.013cm" svg:y1="9.996cm" svg:x2="14.013cm" svg:y2="8.263cm">
          <text:p/>
        </draw:line>
        <draw:line draw:style-name="gr27" draw:text-style-name="P1" draw:layer="layout" svg:x1="13.682cm" svg:y1="8.913cm" svg:x2="14.344cm" svg:y2="8.913cm">
          <text:p/>
        </draw:line>
        <draw:line draw:style-name="gr27" draw:text-style-name="P1" draw:layer="layout" svg:x1="15.899cm" svg:y1="9.845cm" svg:x2="15.899cm" svg:y2="10.17cm">
          <text:p/>
        </draw:line>
        <draw:line draw:style-name="gr27" draw:text-style-name="P1" draw:layer="layout" svg:x1="12.078cm" svg:y1="9.826cm" svg:x2="12.078cm" svg:y2="10.151cm">
          <text:p/>
        </draw:line>
        <draw:frame draw:style-name="gr54" draw:text-style-name="P3" draw:layer="layout" svg:width="1.379cm" svg:height="0.82cm" svg:x="11.494cm" svg:y="10.134cm">
          <draw:text-box>
            <text:p text:style-name="P3"><text:span text:style-name="T2">-f</text:span><text:span text:style-name="T3">max</text:span></text:p>
          </draw:text-box>
        </draw:frame>
        <draw:frame draw:style-name="gr55" draw:text-style-name="P3" draw:layer="layout" svg:width="1.493cm" svg:height="0.82cm" svg:x="15.097cm" svg:y="10.134cm">
          <draw:text-box>
            <text:p text:style-name="P3"><text:span text:style-name="T2">+f</text:span><text:span text:style-name="T3">max</text:span></text:p>
          </draw:text-box>
        </draw:frame>
        <draw:frame draw:style-name="gr56" draw:text-style-name="P3" draw:layer="layout" svg:width="1.208cm" svg:height="0.721cm" svg:x="14.146cm" svg:y="8.372cm">
          <draw:text-box>
            <text:p text:style-name="P3"><text:span text:style-name="T2">1/4</text:span></text:p>
          </draw:text-box>
        </draw:frame>
        <draw:line draw:style-name="gr27" draw:text-style-name="P1" draw:layer="layout" svg:x1="14.013cm" svg:y1="9.832cm" svg:x2="14.013cm" svg:y2="10.157cm">
          <text:p/>
        </draw:line>
        <draw:frame draw:style-name="gr57" draw:text-style-name="P3" draw:layer="layout" svg:width="0.826cm" svg:height="0.721cm" svg:x="13.674cm" svg:y="10.169cm">
          <draw:text-box>
            <text:p text:style-name="P3"><text:span text:style-name="T2">0</text:span></text:p>
          </draw:text-box>
        </draw:frame>
        <draw:custom-shape draw:style-name="gr58" draw:text-style-name="P1" draw:layer="layout" svg:width="3.807cm" svg:height="1.086cm" svg:x="11.092cm" svg:y="8.9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5" draw:text-style-name="P1" draw:layer="layout" svg:x1="23.62cm" svg:y1="9.711cm" svg:x2="23.62cm" svg:y2="10.276cm">
            <text:p/>
          </draw:line>
          <draw:line draw:style-name="gr5" draw:text-style-name="P1" draw:layer="layout" svg:x1="19.799cm" svg:y1="9.678cm" svg:x2="19.799cm" svg:y2="10.243cm">
            <text:p/>
          </draw:line>
          <draw:frame draw:style-name="gr59" draw:text-style-name="P3" draw:layer="layout" svg:width="1.943cm" svg:height="0.966cm" svg:x="18.934cm" svg:y="10.21cm">
            <draw:text-box>
              <text:p text:style-name="P3"><text:span text:style-name="T2">+f</text:span><text:span text:style-name="T3">c</text:span><text:span text:style-name="T2">-f</text:span><text:span text:style-name="T3">max</text:span></text:p>
            </draw:text-box>
          </draw:frame>
          <draw:frame draw:style-name="gr60" draw:text-style-name="P3" draw:layer="layout" svg:width="2.057cm" svg:height="0.82cm" svg:x="22.721cm" svg:y="10.21cm">
            <draw:text-box>
              <text:p text:style-name="P3"><text:span text:style-name="T2">+f</text:span><text:span text:style-name="T3">c</text:span><text:span text:style-name="T2">+f</text:span><text:span text:style-name="T3">max</text:span></text:p>
            </draw:text-box>
          </draw:frame>
          <draw:line draw:style-name="gr5" draw:text-style-name="P1" draw:layer="layout" svg:x1="21.734cm" svg:y1="9.688cm" svg:x2="21.734cm" svg:y2="10.253cm">
            <text:p/>
          </draw:line>
          <draw:frame draw:style-name="gr61" draw:text-style-name="P3" draw:layer="layout" svg:width="1.144cm" svg:height="0.82cm" svg:x="21.154cm" svg:y="10.276cm">
            <draw:text-box>
              <text:p text:style-name="P3"><text:span text:style-name="T2">+f</text:span><text:span text:style-name="T3">c</text:span></text:p>
            </draw:text-box>
          </draw:frame>
          <draw:custom-shape draw:style-name="gr62" draw:text-style-name="P1" draw:layer="layout" svg:width="3.852cm" svg:height="2.632cm" svg:x="19.821cm" svg:y="7.34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1" draw:layer="layout" svg:x1="21.741cm" svg:y1="9.974cm" svg:x2="21.78cm" svg:y2="6.01cm">
            <text:p/>
          </draw:line>
          <draw:frame draw:style-name="gr63" draw:text-style-name="P3" draw:layer="layout" svg:width="1.208cm" svg:height="0.721cm" svg:x="21.89cm" svg:y="6.895cm">
            <draw:text-box>
              <text:p text:style-name="P3"><text:span text:style-name="T2">1/2</text:span></text:p>
            </draw:text-box>
          </draw:frame>
          <draw:line draw:style-name="gr5" draw:text-style-name="P1" draw:layer="layout" svg:x1="21.411cm" svg:y1="7.305cm" svg:x2="22.073cm" svg:y2="7.305cm">
            <text:p/>
          </draw:line>
        </draw:g>
        <presentation:notes draw:style-name="dp2">
          <draw:page-thumbnail draw:style-name="gr11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Arrow" draw:marker-end-width="0.203cm" draw:fill="none" draw:fill-gradient-name="Gradient_20_2" draw:fill-hatch-name="Hatching_20_1" draw:fill-image-name="Bitmap_20_1" draw:fill-image-width="0cm" draw:fill-image-height="0cm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1T15:04:06.668370706</meta:creation-date>
    <dc:date>2015-10-01T16:35:40.558157659</dc:date>
    <meta:editing-duration>PT1H16M10S</meta:editing-duration>
    <meta:editing-cycles>28</meta:editing-cycles>
    <meta:generator>LibreOffice/4.3.6.2$Linux_X86_64 LibreOffice_project/430$Build-2</meta:generator>
    <meta:document-statistic meta:object-count="203"/>
  </office:meta>
</office:document-meta>
</file>